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tillium Web" svg:font-family="'Titillium We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7542in" fo:margin-left="0in" table:align="left"/>
    </style:style>
    <style:style style:name="Table2.A" style:family="table-column">
      <style:table-column-properties style:column-width="1.2542in"/>
    </style:style>
    <style:style style:name="Table2.B" style:family="table-column">
      <style:table-column-properties style:column-width="0.7458in"/>
    </style:style>
    <style:style style:name="Table2.C" style:family="table-column">
      <style:table-column-properties style:column-width="2.5in"/>
    </style:style>
    <style:style style:name="Table2.D" style:family="table-column">
      <style:table-column-properties style:column-width="2.2542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Titillium Web" officeooo:rsid="0010f228" officeooo:paragraph-rsid="0010f228"/>
    </style:style>
    <style:style style:name="P2" style:family="paragraph" style:parent-style-name="Table_20_Contents">
      <style:text-properties style:font-name="Titillium Web"/>
    </style:style>
    <style:style style:name="P3" style:family="paragraph" style:parent-style-name="Table_20_Contents">
      <style:paragraph-properties fo:text-align="center" style:justify-single-word="false"/>
      <style:text-properties style:font-name="Titillium Web" officeooo:rsid="0010f228" officeooo:paragraph-rsid="0010f228"/>
    </style:style>
    <style:style style:name="P4" style:family="paragraph" style:parent-style-name="Table_20_Contents">
      <style:paragraph-properties fo:text-align="end" style:justify-single-word="false"/>
    </style:style>
    <style:style style:name="P5" style:family="paragraph" style:parent-style-name="Standard">
      <style:text-properties style:font-name="Titillium Web" fo:language="en" fo:country="GB" fo:font-weight="normal" officeooo:rsid="00133798" officeooo:paragraph-rsid="00133798" style:font-weight-asian="normal" style:font-weight-complex="normal"/>
    </style:style>
    <style:style style:name="P6" style:family="paragraph" style:parent-style-name="Standard">
      <style:text-properties style:font-name="Titillium Web" fo:language="en" fo:country="GB" style:text-underline-style="solid" style:text-underline-width="auto" style:text-underline-color="font-color" fo:font-weight="normal" officeooo:rsid="00133798" officeooo:paragraph-rsid="00133798" style:font-weight-asian="normal" style:font-weight-complex="normal"/>
    </style:style>
    <style:style style:name="P7" style:family="paragraph" style:parent-style-name="Standard">
      <style:text-properties style:font-name="Titillium Web" fo:language="en" fo:country="GB" style:text-underline-style="solid" style:text-underline-width="auto" style:text-underline-color="font-color" fo:font-weight="normal" officeooo:rsid="0014d0fc" officeooo:paragraph-rsid="0014d0fc" style:font-weight-asian="normal" style:font-weight-complex="normal"/>
    </style:style>
    <style:style style:name="P8" style:family="paragraph" style:parent-style-name="Standard">
      <style:text-properties style:font-name="Titillium Web" fo:language="en" fo:country="GB" style:text-underline-style="solid" style:text-underline-width="auto" style:text-underline-color="font-color" fo:font-weight="normal" officeooo:rsid="00185ba4" officeooo:paragraph-rsid="00185ba4" style:font-weight-asian="normal" style:font-weight-complex="normal"/>
    </style:style>
    <style:style style:name="P9" style:family="paragraph" style:parent-style-name="Standard">
      <style:text-properties style:font-name="Titillium Web" fo:language="en" fo:country="GB" style:text-underline-style="none" fo:font-weight="normal" officeooo:rsid="00133798" officeooo:paragraph-rsid="00133798" style:font-weight-asian="normal" style:font-weight-complex="normal"/>
    </style:style>
    <style:style style:name="P10" style:family="paragraph" style:parent-style-name="Standard">
      <style:text-properties style:font-name="Titillium Web" fo:language="en" fo:country="GB" style:text-underline-style="none" fo:font-weight="normal" officeooo:rsid="0014d0fc" officeooo:paragraph-rsid="0014d0fc" style:font-weight-asian="normal" style:font-weight-complex="normal"/>
    </style:style>
    <style:style style:name="P11" style:family="paragraph" style:parent-style-name="Standard">
      <style:text-properties style:font-name="Titillium Web" fo:language="en" fo:country="GB" style:text-underline-style="none" fo:font-weight="normal" officeooo:rsid="00185ba4" officeooo:paragraph-rsid="00185ba4" style:font-weight-asian="normal" style:font-weight-complex="normal"/>
    </style:style>
    <style:style style:name="P12" style:family="paragraph" style:parent-style-name="Standard">
      <style:text-properties style:font-name="Titillium Web" fo:language="en" fo:country="GB" style:text-underline-style="none" fo:font-weight="normal" officeooo:rsid="0014d0fc" officeooo:paragraph-rsid="0014d0fc" style:font-weight-asian="normal" style:font-weight-complex="normal"/>
    </style:style>
    <style:style style:name="P13" style:family="paragraph" style:parent-style-name="Standard">
      <style:text-properties style:font-name="Titillium Web" fo:language="en" fo:country="GB" style:text-underline-style="none" fo:font-weight="normal" officeooo:rsid="001a5061" officeooo:paragraph-rsid="001a5061" style:font-weight-asian="normal" style:font-weight-complex="normal"/>
    </style:style>
    <style:style style:name="P14" style:family="paragraph" style:parent-style-name="Standard">
      <style:text-properties style:font-name="Titillium Web" fo:language="en" fo:country="GB" style:text-underline-style="none" fo:font-weight="normal" officeooo:rsid="001e6aa2" officeooo:paragraph-rsid="001e6aa2" style:font-weight-asian="normal" style:font-weight-complex="normal"/>
    </style:style>
    <style:style style:name="P15" style:family="paragraph" style:parent-style-name="Standard">
      <style:text-properties style:font-name="Titillium Web" fo:language="en" fo:country="GB" style:text-underline-style="none" fo:font-weight="normal" officeooo:rsid="001e6aa2" officeooo:paragraph-rsid="0021b902" style:font-weight-asian="normal" style:font-weight-complex="normal"/>
    </style:style>
    <style:style style:name="P16" style:family="paragraph" style:parent-style-name="Standard">
      <style:text-properties style:font-name="Titillium Web" fo:language="en" fo:country="GB" style:text-underline-style="none" fo:font-weight="normal" officeooo:rsid="00201279" officeooo:paragraph-rsid="00201279" style:font-weight-asian="normal" style:font-weight-complex="normal"/>
    </style:style>
    <style:style style:name="P17" style:family="paragraph" style:parent-style-name="Standard">
      <style:text-properties style:font-name="Titillium Web" fo:language="en" fo:country="GB" style:text-underline-style="none" fo:font-weight="normal" officeooo:rsid="002170b8" officeooo:paragraph-rsid="002170b8" style:font-weight-asian="normal" style:font-weight-complex="normal"/>
    </style:style>
    <style:style style:name="P18" style:family="paragraph" style:parent-style-name="Standard">
      <style:text-properties style:font-name="Titillium Web" fo:language="en" fo:country="GB" style:text-underline-style="none" fo:font-weight="normal" officeooo:rsid="0021b902" officeooo:paragraph-rsid="0021b902" style:font-weight-asian="normal" style:font-weight-complex="normal"/>
    </style:style>
    <style:style style:name="P19" style:family="paragraph" style:parent-style-name="Standard">
      <style:text-properties style:font-name="Titillium Web" fo:language="en" fo:country="GB" style:text-underline-style="none" fo:font-weight="normal" officeooo:rsid="002244e8" officeooo:paragraph-rsid="002244e8" style:font-weight-asian="normal" style:font-weight-complex="normal"/>
    </style:style>
    <style:style style:name="P20" style:family="paragraph" style:parent-style-name="Standard">
      <style:text-properties style:font-name="Titillium Web" fo:language="en" fo:country="GB" style:text-underline-style="none" fo:font-weight="normal" officeooo:rsid="001ed74c" officeooo:paragraph-rsid="002244e8" style:font-weight-asian="normal" style:font-weight-complex="normal"/>
    </style:style>
    <style:style style:name="P21" style:family="paragraph" style:parent-style-name="Standard">
      <style:text-properties style:font-name="Titillium Web" fo:language="en" fo:country="GB" style:text-underline-style="none" fo:font-weight="normal" officeooo:rsid="0023d922" officeooo:paragraph-rsid="0023d922" style:font-weight-asian="normal" style:font-weight-complex="normal"/>
    </style:style>
    <style:style style:name="P22" style:family="paragraph" style:parent-style-name="Standard">
      <style:text-properties style:font-name="Titillium Web" fo:language="en" fo:country="GB" style:text-underline-style="solid" style:text-underline-width="auto" style:text-underline-color="font-color" fo:font-weight="normal" officeooo:rsid="0014d0fc" officeooo:paragraph-rsid="0014d0fc" style:font-weight-asian="normal" style:font-weight-complex="normal"/>
    </style:style>
    <style:style style:name="P23" style:family="paragraph" style:parent-style-name="Standard">
      <style:text-properties style:font-name="Titillium Web" fo:language="en" fo:country="GB" style:text-underline-style="solid" style:text-underline-width="auto" style:text-underline-color="font-color" fo:font-weight="normal" officeooo:rsid="0018d946" officeooo:paragraph-rsid="0014d0fc" style:font-weight-asian="normal" style:font-weight-complex="normal"/>
    </style:style>
    <style:style style:name="P24" style:family="paragraph" style:parent-style-name="Standard">
      <style:text-properties style:font-name="Titillium Web" fo:language="en" fo:country="GB" style:text-underline-style="solid" style:text-underline-width="auto" style:text-underline-color="font-color" fo:font-weight="normal" officeooo:rsid="0018d946" officeooo:paragraph-rsid="0018d946" style:font-weight-asian="normal" style:font-weight-complex="normal"/>
    </style:style>
    <style:style style:name="P25" style:family="paragraph" style:parent-style-name="Standard">
      <style:text-properties style:font-name="Titillium Web" fo:language="en" fo:country="GB" fo:font-weight="normal" officeooo:rsid="001dc612" officeooo:paragraph-rsid="001dc612" style:font-weight-asian="normal" style:font-weight-complex="normal"/>
    </style:style>
    <style:style style:name="P26" style:family="paragraph" style:parent-style-name="Standard">
      <style:paragraph-properties fo:break-before="page"/>
      <style:text-properties style:font-name="Titillium Web" fo:language="en" fo:country="GB" fo:font-weight="normal" officeooo:rsid="00133798" officeooo:paragraph-rsid="00133798" style:font-weight-asian="normal" style:font-weight-complex="normal"/>
    </style:style>
    <style:style style:name="P27" style:family="paragraph" style:parent-style-name="Standard">
      <style:paragraph-properties fo:break-before="page"/>
      <style:text-properties style:font-name="Titillium Web" fo:language="en" fo:country="GB" style:text-underline-style="solid" style:text-underline-width="auto" style:text-underline-color="font-color" fo:font-weight="normal" officeooo:rsid="00133798" officeooo:paragraph-rsid="00133798" style:font-weight-asian="normal" style:font-weight-complex="normal"/>
    </style:style>
    <style:style style:name="P28" style:family="paragraph" style:parent-style-name="Standard">
      <style:paragraph-properties fo:break-before="page"/>
      <style:text-properties style:font-name="Titillium Web" fo:language="en" fo:country="GB" style:text-underline-style="none" fo:font-weight="normal" officeooo:rsid="002244e8" officeooo:paragraph-rsid="002244e8" style:font-weight-asian="normal" style:font-weight-complex="normal"/>
    </style:style>
    <style:style style:name="P29" style:family="paragraph" style:parent-style-name="Table_20_Contents">
      <style:text-properties style:font-name="Titillium Web" officeooo:rsid="001ed74c" officeooo:paragraph-rsid="002244e8"/>
    </style:style>
    <style:style style:name="P30" style:family="paragraph" style:parent-style-name="Table_20_Contents">
      <style:text-properties style:font-name="Titillium Web" officeooo:rsid="00223d3d" officeooo:paragraph-rsid="002244e8"/>
    </style:style>
    <style:style style:name="P31" style:family="paragraph" style:parent-style-name="Table_20_Contents">
      <style:text-properties style:font-name="Titillium Web" officeooo:rsid="00229945" officeooo:paragraph-rsid="002244e8"/>
    </style:style>
    <style:style style:name="P32" style:family="paragraph" style:parent-style-name="Table_20_Contents">
      <style:text-properties style:font-name="Titillium Web" officeooo:rsid="0022c241" officeooo:paragraph-rsid="002244e8"/>
    </style:style>
    <style:style style:name="P33" style:family="paragraph" style:parent-style-name="Table_20_Contents">
      <style:text-properties style:font-name="Titillium Web" officeooo:rsid="002244e8" officeooo:paragraph-rsid="002244e8"/>
    </style:style>
    <style:style style:name="P34" style:family="paragraph" style:parent-style-name="Table_20_Contents">
      <style:text-properties style:font-name="Titillium Web" officeooo:rsid="0023d922" officeooo:paragraph-rsid="0023d922"/>
    </style:style>
    <style:style style:name="P35" style:family="paragraph" style:parent-style-name="Contents_20_1">
      <style:paragraph-properties>
        <style:tab-stops>
          <style:tab-stop style:position="6.6953in" style:type="right" style:leader-style="dotted" style:leader-text="."/>
        </style:tab-stops>
      </style:paragraph-properties>
    </style:style>
    <style:style style:name="P36" style:family="paragraph" style:parent-style-name="Contents_20_2">
      <style:paragraph-properties>
        <style:tab-stops>
          <style:tab-stop style:position="6.4984in" style:type="right" style:leader-style="dotted" style:leader-text="."/>
        </style:tab-stops>
      </style:paragraph-properties>
    </style:style>
    <style:style style:name="T1" style:family="text">
      <style:text-properties officeooo:rsid="0010f228"/>
    </style:style>
    <style:style style:name="T2" style:family="text">
      <style:text-properties style:text-underline-style="none"/>
    </style:style>
    <style:style style:name="T3" style:family="text">
      <style:text-properties style:text-underline-style="none" officeooo:rsid="0014d0fc"/>
    </style:style>
    <style:style style:name="T4" style:family="text">
      <style:text-properties style:text-underline-style="none" officeooo:rsid="001646dd"/>
    </style:style>
    <style:style style:name="T5" style:family="text">
      <style:text-properties officeooo:rsid="0019d11f"/>
    </style:style>
    <style:style style:name="T6" style:family="text">
      <style:text-properties officeooo:rsid="001e6aa2"/>
    </style:style>
    <style:style style:name="T7" style:family="text">
      <style:text-properties officeooo:rsid="0021b902"/>
    </style:style>
    <style:style style:name="T8" style:family="text">
      <style:text-properties officeooo:rsid="002244e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orläufige Materialliste - Sara Nemtsov – NUN – <text:span text:style-name="T5">21.10.2019</text:span></text:p>
      <text:p text:style-name="P25"/>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end/>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5">1. General description of the electronic part<text:tab/>2</text:p>
          <text:p text:style-name="P35">1. General description of the electronic part<text:tab/>2</text:p>
          <text:p text:style-name="P35">2. Audio setup<text:tab/>2</text:p>
          <text:p text:style-name="P35">3. MIDI Setup<text:tab/>3</text:p>
          <text:p text:style-name="P35">4. The Patches<text:tab/>4</text:p>
          <text:p text:style-name="P36">4.1 NUN_STAGE.pd (Stage Patch)<text:tab/>4</text:p>
        </text:index-body>
      </text:table-of-content>
      <text:p text:style-name="P25"/>
      <text:p text:style-name="P25"/>
      <text:p text:style-name="P25"/>
      <text:p text:style-name="P26"/>
      <text:p text:style-name="P14"><text:toc-mark-start text:id="IMark5989157664" text:outline-level="1"/><text:toc-mark-start text:id="IMark5989157856" text:outline-level="1"/>1. General description of the electronic part<text:toc-mark-end text:id="IMark5989157856"/><text:toc-mark-end text:id="IMark5989157664"/></text:p>
      <text:p text:style-name="P14"/>
      <text:p text:style-name="P18">The electronics of Sarah Nemtsov’s “NUN” consist of two main parts</text:p>
      <text:p text:style-name="P16">Each instrument is processed by two effects with each different presets <text:span text:style-name="T7">that are changed during the piece</text:span>. The effects are (de-)activated by the musicians on stage. <text:span text:style-name="T6">The three string players and the three wind players have a switch pedal and an expression pedal each. The switch pedal enables or disables the effects on the corresponding instrument. The expression pedal controls the general volume </text:span>after the effects processing.<text:line-break/><text:span text:style-name="T7">Furthemore four instrument groups (strings, percussion, piano and winds) are routed to a speaker positionend behind or above the musicians and an exciter attached to a percussion instrument set in front.</text:span></text:p>
      <text:p text:style-name="P15">The electronics 1 performer has a laptop on stage and performs many different tasks. On one side, it has an expression pedal to control the volume of the piano. He/She also controls the different parameters of the effect affecting the piano., he/she is responsible of switching all the instrument between the speakers and audio exciters attached to the percussion instruments on front. <text:s/>And last but not least <text:span text:style-name="T7">this performer plays back seven audio files over the stereo PA in front of the stage.</text:span></text:p>
      <text:p text:style-name="P14">The electronics 2 performer has a Wii controller that affects the different effect’s parameters applied to the percussion. This part can also be performed by the conductor.</text:p>
      <text:p text:style-name="P14"/>
      <text:p text:style-name="P14"/>
      <text:p text:style-name="P18"><text:toc-mark-start text:id="IMark5989157664" text:outline-level="1"/>2. Audio setup<text:toc-mark-end text:id="IMark5989157664"/></text:p>
      <text:p text:style-name="P18"/>
      <text:p text:style-name="P18">All instruments are to be miced very close, ideally with clip microphones. The microphones are first plugged into the mixing console and each signal outputed as direct out into the audio interface, with the exception of percussion and piano, who first need to be summed into a bus and then outputed, because the patch takes only one input per instrument. <text:span text:style-name="T8">The computer on stage doesn’t have to be sent into the patch.</text:span></text:p>
      <text:p text:style-name="P19">The patch returns 16 channels of audio two for each instrument: one for the speaker and one for the exciter. The sound director then needs to route this signals to the corresponding output.</text:p>
      <text:p text:style-name="P19"/>
      <text:p text:style-name="P19"/>
      <text:p text:style-name="P28"><text:toc-mark-start text:id="IMark5989157664" text:outline-level="1"/>3. MIDI Setup<text:toc-mark-end text:id="IMark5989157664"/></text:p>
      <text:p text:style-name="P17"/>
      <text:p text:style-name="P19">The computer on stage also acts as a midi central station. All switch as well as expression pedals need to be plugged to this computer. For that you will need a switch to midi converter, a pedal to midi converter and an external MIDI interface with at least 8 Inputs and one output.</text:p>
      <text:p text:style-name="P19">The MIDI channels and Control values are to be set up as following: </text:p>
      <text:p text:style-name="P20"/>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9">Control Number</text:p>
          </table:table-cell>
          <table:table-cell table:style-name="Table2.A1" office:value-type="string">
            <text:p text:style-name="P29">Channel</text:p>
          </table:table-cell>
          <table:table-cell table:style-name="Table2.A1" office:value-type="string">
            <text:p text:style-name="P29">Parameter in Patch</text:p>
          </table:table-cell>
          <table:table-cell table:style-name="Table2.D1" office:value-type="string">
            <text:p text:style-name="P33">Device</text:p>
          </table:table-cell>
        </table:table-row>
        <table:table-row>
          <table:table-cell table:style-name="Table2.A2" office:value-type="string">
            <text:p text:style-name="P30">1</text:p>
          </table:table-cell>
          <table:table-cell table:style-name="Table2.A2" office:value-type="string">
            <text:p text:style-name="P30">1</text:p>
          </table:table-cell>
          <table:table-cell table:style-name="Table2.A2" office:value-type="string">
            <text:p text:style-name="P30">Violine FX On/Off</text:p>
          </table:table-cell>
          <table:table-cell table:style-name="Table2.D2" office:value-type="string">
            <text:p text:style-name="P33">Switch Pedal Violine</text:p>
          </table:table-cell>
        </table:table-row>
        <table:table-row>
          <table:table-cell table:style-name="Table2.A2" office:value-type="string">
            <text:p text:style-name="P30">1</text:p>
          </table:table-cell>
          <table:table-cell table:style-name="Table2.A2" office:value-type="string">
            <text:p text:style-name="P30">2</text:p>
          </table:table-cell>
          <table:table-cell table:style-name="Table2.A2" office:value-type="string">
            <text:p text:style-name="P30">Viola FX On/Off</text:p>
          </table:table-cell>
          <table:table-cell table:style-name="Table2.D2" office:value-type="string">
            <text:p text:style-name="P33">Switch Pedal Viola</text:p>
          </table:table-cell>
        </table:table-row>
        <table:table-row>
          <table:table-cell table:style-name="Table2.A2" office:value-type="string">
            <text:p text:style-name="P30">1</text:p>
          </table:table-cell>
          <table:table-cell table:style-name="Table2.A2" office:value-type="string">
            <text:p text:style-name="P30">3</text:p>
          </table:table-cell>
          <table:table-cell table:style-name="Table2.A2" office:value-type="string">
            <text:p text:style-name="P30">Cello FX On/Off</text:p>
          </table:table-cell>
          <table:table-cell table:style-name="Table2.D2" office:value-type="string">
            <text:p text:style-name="P33">Switch Pedal Cello</text:p>
          </table:table-cell>
        </table:table-row>
        <table:table-row>
          <table:table-cell table:style-name="Table2.A2" office:value-type="string">
            <text:p text:style-name="P30">1</text:p>
          </table:table-cell>
          <table:table-cell table:style-name="Table2.A2" office:value-type="string">
            <text:p text:style-name="P30">4</text:p>
          </table:table-cell>
          <table:table-cell table:style-name="Table2.A2" office:value-type="string">
            <text:p text:style-name="P30">Percussion FX On/Off</text:p>
          </table:table-cell>
          <table:table-cell table:style-name="Table2.D2" office:value-type="string">
            <text:p text:style-name="P33">Switch Pedal Drums</text:p>
          </table:table-cell>
        </table:table-row>
        <table:table-row>
          <table:table-cell table:style-name="Table2.A2" office:value-type="string">
            <text:p text:style-name="P30">1</text:p>
          </table:table-cell>
          <table:table-cell table:style-name="Table2.A2" office:value-type="string">
            <text:p text:style-name="P30">5</text:p>
          </table:table-cell>
          <table:table-cell table:style-name="Table2.A2" office:value-type="string">
            <text:p text:style-name="P30">Piano FX On/Off</text:p>
          </table:table-cell>
          <table:table-cell table:style-name="Table2.D2" office:value-type="string">
            <text:p text:style-name="P33">Switch Pedal Piano</text:p>
          </table:table-cell>
        </table:table-row>
        <table:table-row>
          <table:table-cell table:style-name="Table2.A2" office:value-type="string">
            <text:p text:style-name="P30">1</text:p>
          </table:table-cell>
          <table:table-cell table:style-name="Table2.A2" office:value-type="string">
            <text:p text:style-name="P30">6</text:p>
          </table:table-cell>
          <table:table-cell table:style-name="Table2.A2" office:value-type="string">
            <text:p text:style-name="P30">Sax FX On/Off</text:p>
          </table:table-cell>
          <table:table-cell table:style-name="Table2.D2" office:value-type="string">
            <text:p text:style-name="P33">Switch Pedal Sax</text:p>
          </table:table-cell>
        </table:table-row>
        <table:table-row>
          <table:table-cell table:style-name="Table2.A2" office:value-type="string">
            <text:p text:style-name="P30">1</text:p>
          </table:table-cell>
          <table:table-cell table:style-name="Table2.A2" office:value-type="string">
            <text:p text:style-name="P30">7</text:p>
          </table:table-cell>
          <table:table-cell table:style-name="Table2.A2" office:value-type="string">
            <text:p text:style-name="P30">Oboe FX On/Off</text:p>
          </table:table-cell>
          <table:table-cell table:style-name="Table2.D2" office:value-type="string">
            <text:p text:style-name="P33">Switch Pedal Oboe</text:p>
          </table:table-cell>
        </table:table-row>
        <table:table-row>
          <table:table-cell table:style-name="Table2.A2" office:value-type="string">
            <text:p text:style-name="P30">1</text:p>
          </table:table-cell>
          <table:table-cell table:style-name="Table2.A2" office:value-type="string">
            <text:p text:style-name="P30">8</text:p>
          </table:table-cell>
          <table:table-cell table:style-name="Table2.A2" office:value-type="string">
            <text:p text:style-name="P30">Clarinet FX On/Off</text:p>
          </table:table-cell>
          <table:table-cell table:style-name="Table2.D2" office:value-type="string">
            <text:p text:style-name="P33">Switch Pedal Clarinet</text:p>
          </table:table-cell>
        </table:table-row>
        <table:table-row>
          <table:table-cell table:style-name="Table2.A2" office:value-type="string">
            <text:p text:style-name="P29">7</text:p>
          </table:table-cell>
          <table:table-cell table:style-name="Table2.A2" office:value-type="string">
            <text:p text:style-name="P29">1</text:p>
          </table:table-cell>
          <table:table-cell table:style-name="Table2.A2" office:value-type="string">
            <text:p text:style-name="P29">Volume Violine</text:p>
          </table:table-cell>
          <table:table-cell table:style-name="Table2.D2" office:value-type="string">
            <text:p text:style-name="P33">Volume Pedal Violine</text:p>
          </table:table-cell>
        </table:table-row>
        <table:table-row>
          <table:table-cell table:style-name="Table2.A2" office:value-type="string">
            <text:p text:style-name="P30">7</text:p>
          </table:table-cell>
          <table:table-cell table:style-name="Table2.A2" office:value-type="string">
            <text:p text:style-name="P29">2</text:p>
          </table:table-cell>
          <table:table-cell table:style-name="Table2.A2" office:value-type="string">
            <text:p text:style-name="P31">Volume Viola</text:p>
          </table:table-cell>
          <table:table-cell table:style-name="Table2.D2" office:value-type="string">
            <text:p text:style-name="P33">Volume Pedal Viola</text:p>
          </table:table-cell>
        </table:table-row>
        <table:table-row>
          <table:table-cell table:style-name="Table2.A2" office:value-type="string">
            <text:p text:style-name="P30">7</text:p>
          </table:table-cell>
          <table:table-cell table:style-name="Table2.A2" office:value-type="string">
            <text:p text:style-name="P29">3</text:p>
          </table:table-cell>
          <table:table-cell table:style-name="Table2.A2" office:value-type="string">
            <text:p text:style-name="P31">Volume Cello</text:p>
          </table:table-cell>
          <table:table-cell table:style-name="Table2.D2" office:value-type="string">
            <text:p text:style-name="P33">Volume Pedal Cello</text:p>
          </table:table-cell>
        </table:table-row>
        <table:table-row>
          <table:table-cell table:style-name="Table2.A2" office:value-type="string">
            <text:p text:style-name="P30">7</text:p>
          </table:table-cell>
          <table:table-cell table:style-name="Table2.A2" office:value-type="string">
            <text:p text:style-name="P29">4</text:p>
          </table:table-cell>
          <table:table-cell table:style-name="Table2.A2" office:value-type="string">
            <text:p text:style-name="P31">Volume Percussion</text:p>
          </table:table-cell>
          <table:table-cell table:style-name="Table2.D2" office:value-type="string">
            <text:p text:style-name="P33">Volume Pedal Drums</text:p>
          </table:table-cell>
        </table:table-row>
        <table:table-row>
          <table:table-cell table:style-name="Table2.A2" office:value-type="string">
            <text:p text:style-name="P30">7</text:p>
          </table:table-cell>
          <table:table-cell table:style-name="Table2.A2" office:value-type="string">
            <text:p text:style-name="P29">5</text:p>
          </table:table-cell>
          <table:table-cell table:style-name="Table2.A2" office:value-type="string">
            <text:p text:style-name="P31">Volume Piano</text:p>
          </table:table-cell>
          <table:table-cell table:style-name="Table2.D2" office:value-type="string">
            <text:p text:style-name="P33">Volume Pedal Piano</text:p>
          </table:table-cell>
        </table:table-row>
        <table:table-row>
          <table:table-cell table:style-name="Table2.A2" office:value-type="string">
            <text:p text:style-name="P30">7</text:p>
          </table:table-cell>
          <table:table-cell table:style-name="Table2.A2" office:value-type="string">
            <text:p text:style-name="P29">6</text:p>
          </table:table-cell>
          <table:table-cell table:style-name="Table2.A2" office:value-type="string">
            <text:p text:style-name="P31">Volume Sax</text:p>
          </table:table-cell>
          <table:table-cell table:style-name="Table2.D2" office:value-type="string">
            <text:p text:style-name="P33">Volume Pedal Sax</text:p>
          </table:table-cell>
        </table:table-row>
        <table:table-row>
          <table:table-cell table:style-name="Table2.A2" office:value-type="string">
            <text:p text:style-name="P30">7</text:p>
          </table:table-cell>
          <table:table-cell table:style-name="Table2.A2" office:value-type="string">
            <text:p text:style-name="P29">7</text:p>
          </table:table-cell>
          <table:table-cell table:style-name="Table2.A2" office:value-type="string">
            <text:p text:style-name="P31">Volume Oboe</text:p>
          </table:table-cell>
          <table:table-cell table:style-name="Table2.D2" office:value-type="string">
            <text:p text:style-name="P33">Volume Pedal Oboe</text:p>
          </table:table-cell>
        </table:table-row>
        <table:table-row>
          <table:table-cell table:style-name="Table2.A2" office:value-type="string">
            <text:p text:style-name="P30">7</text:p>
          </table:table-cell>
          <table:table-cell table:style-name="Table2.A2" office:value-type="string">
            <text:p text:style-name="P29">8</text:p>
          </table:table-cell>
          <table:table-cell table:style-name="Table2.A2" office:value-type="string">
            <text:p text:style-name="P31">Volume Clarinet</text:p>
          </table:table-cell>
          <table:table-cell table:style-name="Table2.D2" office:value-type="string">
            <text:p text:style-name="P33">Volume Pedal Clarinet</text:p>
          </table:table-cell>
        </table:table-row>
        <table:table-row>
          <table:table-cell table:style-name="Table2.A2" office:value-type="string">
            <text:p text:style-name="P32">3</text:p>
          </table:table-cell>
          <table:table-cell table:style-name="Table2.A2" office:value-type="string">
            <text:p text:style-name="P32">1</text:p>
          </table:table-cell>
          <table:table-cell table:style-name="Table2.A2" office:value-type="string">
            <text:p text:style-name="P32">strings output routing </text:p>
          </table:table-cell>
          <table:table-cell table:style-name="Table2.D2" office:value-type="string">
            <text:p text:style-name="P34">MIDI Controller</text:p>
          </table:table-cell>
        </table:table-row>
        <table:table-row>
          <table:table-cell table:style-name="Table2.A2" office:value-type="string">
            <text:p text:style-name="P32">3</text:p>
          </table:table-cell>
          <table:table-cell table:style-name="Table2.A2" office:value-type="string">
            <text:p text:style-name="P32">2</text:p>
          </table:table-cell>
          <table:table-cell table:style-name="Table2.A2" office:value-type="string">
            <text:p text:style-name="P32">percussion output routing</text:p>
          </table:table-cell>
          <table:table-cell table:style-name="Table2.D2" office:value-type="string">
            <text:p text:style-name="P34">MIDI Controller</text:p>
          </table:table-cell>
        </table:table-row>
        <table:table-row>
          <table:table-cell table:style-name="Table2.A2" office:value-type="string">
            <text:p text:style-name="P32">3</text:p>
          </table:table-cell>
          <table:table-cell table:style-name="Table2.A2" office:value-type="string">
            <text:p text:style-name="P32">3</text:p>
          </table:table-cell>
          <table:table-cell table:style-name="Table2.A2" office:value-type="string">
            <text:p text:style-name="P32">piano output routing</text:p>
          </table:table-cell>
          <table:table-cell table:style-name="Table2.D2" office:value-type="string">
            <text:p text:style-name="P34">MIDI Controller</text:p>
          </table:table-cell>
        </table:table-row>
        <table:table-row>
          <table:table-cell table:style-name="Table2.A2" office:value-type="string">
            <text:p text:style-name="P32">3</text:p>
          </table:table-cell>
          <table:table-cell table:style-name="Table2.A2" office:value-type="string">
            <text:p text:style-name="P32">4</text:p>
          </table:table-cell>
          <table:table-cell table:style-name="Table2.A2" office:value-type="string">
            <text:p text:style-name="P32">winds output routing</text:p>
          </table:table-cell>
          <table:table-cell table:style-name="Table2.D2" office:value-type="string">
            <text:p text:style-name="P34">MIDI Controller</text:p>
          </table:table-cell>
        </table:table-row>
      </table:table>
      <text:p text:style-name="P21"><text:soft-page-break/><text:toc-mark-start text:id="IMark5989157856" text:outline-level="1"/>4. The Patches<text:toc-mark-end text:id="IMark5989157856"/></text:p>
      <text:p text:style-name="P21"><text:toc-mark-end text:id="IMark5989124040"/><text:toc-mark-start text:id="IMark5989124040" text:outline-level="1"/></text:p>
      <text:p text:style-name="P21"><text:toc-mark-start text:id="IMark5989157856" text:outline-level="2"/>4.1 NUN_STAGE.pd (Stage Patch)<text:toc-mark-end text:id="IMark5989157856"/></text:p>
      <text:p text:style-name="P27">MIDI</text:p>
      <text:p text:style-name="P9"/>
      <text:p text:style-name="P6"><text:span text:style-name="T2">7x Expression Pedale – </text:span><text:a xlink:type="simple" xlink:href="https://www.thomann.de/intl/maudio_expression_pedal.htm" text:style-name="Internet_20_link" text:visited-style-name="Visited_20_Internet_20_Link">link</text:a></text:p>
      <text:p text:style-name="P6"><text:span text:style-name="T2"><text:tab/></text:span><text:span text:style-name="T3">+ TRS Klinkenkabel</text:span></text:p>
      <text:p text:style-name="P6"><text:span text:style-name="T2">7x Pedal to MIDI converter – </text:span><text:a xlink:type="simple" xlink:href="https://www.thomann.de/intl/midi_solutions_pedal_to_midi_converter.htm" text:style-name="Internet_20_link" text:visited-style-name="Visited_20_Internet_20_Link">link</text:a></text:p>
      <text:p text:style-name="P6"><text:span text:style-name="T2"><text:tab/></text:span><text:span text:style-name="T3">+ 7x MIDI Kabel</text:span></text:p>
      <text:p text:style-name="P6"><text:span text:style-name="T2">6x Switch Pedale – </text:span><text:a xlink:type="simple" xlink:href="https://www.thomann.de/intl/lead_foot_lfd2.htm" text:style-name="Internet_20_link" text:visited-style-name="Visited_20_Internet_20_Link">link</text:a></text:p>
      <text:p text:style-name="P6"><text:span text:style-name="T2"><text:tab/></text:span><text:span text:style-name="T3">+ 6x Kopfhörerverlängerung</text:span></text:p>
      <text:p text:style-name="P6"><text:span text:style-name="T2">6x Footswitch to MIDI (oder 1x 8-Fach) – </text:span><text:a xlink:type="simple" xlink:href="https://www.thomann.de/intl/midi_solutions_f8_footsw_to_midi_controller.htm" text:style-name="Internet_20_link" text:visited-style-name="Visited_20_Internet_20_Link">link</text:a></text:p>
      <text:p text:style-name="P6"><text:span text:style-name="T2">MIDI → USB Interface mit mindestens 8 Intpus und 2 Outputs – </text:span><text:a xlink:type="simple" xlink:href="https://www.thomann.de/intl/esi_m8u_ex.htm" text:style-name="Internet_20_link" text:visited-style-name="Visited_20_Internet_20_Link">link</text:a></text:p>
      <text:p text:style-name="P9">MIDI Controller (optional aber empfohlen!)</text:p>
      <text:p text:style-name="P9"/>
      <text:p text:style-name="P6"><text:span text:style-name="T2">WII Controller </text:span><text:span text:style-name="T4">+ Nunchuk - </text:span><text:a xlink:type="simple" xlink:href="https://www.ebay.de/itm/Nintendo-Wii-2-in-1-Remote-Motion-Plus-Controller-Nunchuk-versch-Farben-NEU/223412780233?hash=item3404707cc9:m:m1NdidG9ogC5UCJibPtqSYg" text:style-name="Internet_20_link" text:visited-style-name="Visited_20_Internet_20_Link">link</text:a></text:p>
      <text:p text:style-name="P6"><text:span text:style-name="T2">Bluetooth 4.0 USB Dongle - </text:span><text:a xlink:type="simple" xlink:href="https://www.ebay.de/itm/Bluetooth-4-0-Adapter-Mini-USB-2-0-Stick-V4-0-EDR-Dongle-MAC-Windows-Win-7-8-10/264310988442?hash=item3d8a299e9a:g:jhgAAOSwXSpczyRz" text:style-name="Internet_20_link" text:visited-style-name="Visited_20_Internet_20_Link"><text:span text:style-name="T4">link</text:span></text:a></text:p>
      <text:p text:style-name="P9">USB Verlängerung</text:p>
      <text:p text:style-name="P9"/>
      <text:p text:style-name="P6">RECHNER</text:p>
      <text:p text:style-name="P9">1x Laptop (Bühne) mit PureData und Oscullator (+1x als Backup) + Audiointerface (2x Output)</text:p>
      <text:p text:style-name="P9"><text:tab/>Den Rechner muss 2x USB Ports ) + 1x Netzwerk Port (RJ45) haben.</text:p>
      <text:p text:style-name="P9">1x Laptop (FOH) mit Puredata (+1x als Backup) + Audiointerface (8x Input, 10x Output, Dante Virtual Sound Card sehr empfohlen).</text:p>
      <text:p text:style-name="P9"><text:tab/>Den Rechner muss 1x USB Port und 1x Netzwerk Port (RJ45) haben.</text:p>
      <text:p text:style-name="P9"/>
      <text:p text:style-name="P8">NETZWERK</text:p>
      <text:p text:style-name="P8"><text:span text:style-name="T2">2x switch (8 busse) - </text:span><text:a xlink:type="simple" xlink:href="https://www.amazon.com/GS108NA-Netgear-ProSafe-Ethernet-1000Base-T/dp/B000092RRM" text:style-name="Internet_20_link" text:visited-style-name="Visited_20_Internet_20_Link">link</text:a></text:p>
      <text:p text:style-name="P11">2 RJ45 cat5 Kabeltrommel (Bühne bis FOH, ca 50m) → Im WDR eventuell nicht nötig </text:p>
      <text:p text:style-name="P11">10 RJ45 Patchkabel</text:p>
      <text:p text:style-name="P7"/>
      <text:p text:style-name="P7">AUDIO</text:p>
      <text:p text:style-name="P10">4x full range Lautsprecher (Bühne)</text:p>
      <text:p text:style-name="P10">2x full range Lautsprecher (PA)</text:p>
      <text:p text:style-name="P7"><text:span text:style-name="T2">4x Exciter + Verstärker (Sarah hat welche gekauft, vielleicht kann sie sie selber mitbringen) - </text:span><text:a xlink:type="simple" xlink:href="https://www.daytonaudio.com/index.php/loudspeaker-components/loudspeaker-drivers-by-type/exciters/daex32ep-4-thruster-32mm-exciter-40w-4-ohm.html" text:style-name="Internet_20_link" text:visited-style-name="Visited_20_Internet_20_Link"><text:span text:style-name="T4">link</text:span></text:a></text:p>
      <text:p text:style-name="P10">8x dpa4099 (Vl, Va, Vo, 2x Pno, Sax, Kl, Ob Klemmen) (Mikrofone für Schlagwerk fehlen!!)</text:p>
      <text:p text:style-name="P13">Audio Interface (8x Input, 16x Output)</text:p>
      <text:p text:style-name="P13"/>
      <text:p text:style-name="P23"><text:soft-page-break/>SOFTWARE</text:p>
      <text:p text:style-name="P23"><text:span text:style-name="T2"/></text:p>
      <text:p text:style-name="P24"><text:span text:style-name="T2">PureData 0.50 (open-source und kostenlos)</text:span></text:p>
      <text:p text:style-name="P24"><text:span text:style-name="T2">Osculator – </text:span><text:a xlink:type="simple" xlink:href="https://osculator.net/" text:style-name="Internet_20_link" text:visited-style-name="Visited_20_Internet_20_Link">link</text:a><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tillium Web" svg:font-family="'Titillium We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6.6951in" table:align="margins"/>
    </style:style>
    <style:style style:name="Table1.A" style:family="table-column">
      <style:table-column-properties style:column-width="2.2319in" style:rel-column-width="21845*"/>
    </style:style>
    <style:style style:name="Table1.A1" style:family="table-cell">
      <style:table-cell-properties fo:padding="0.0382in" fo:border="none"/>
    </style:style>
    <style:style style:name="MP1" style:family="paragraph" style:parent-style-name="Header">
      <style:paragraph-properties fo:text-align="center" style:justify-single-word="false"/>
      <style:text-properties style:font-name="Titillium Web" officeooo:rsid="0010f228" officeooo:paragraph-rsid="0010f228"/>
    </style:style>
    <style:style style:name="MP2" style:family="paragraph" style:parent-style-name="Table_20_Contents">
      <style:text-properties style:font-name="Titillium Web"/>
    </style:style>
    <style:style style:name="MP3" style:family="paragraph" style:parent-style-name="Table_20_Contents">
      <style:paragraph-properties fo:text-align="center" style:justify-single-word="false"/>
      <style:text-properties style:font-name="Titillium Web" officeooo:rsid="0010f228" officeooo:paragraph-rsid="0010f228"/>
    </style:style>
    <style:style style:name="MP4" style:family="paragraph" style:parent-style-name="Table_20_Contents">
      <style:paragraph-properties fo:text-align="end" style:justify-single-word="false"/>
    </style:style>
    <style:style style:name="MT1" style:family="text">
      <style:text-properties officeooo:rsid="0010f228"/>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O <text:s text:c="4"/>M <text:s text:c="4"/>S <text:s text:c="4"/>L <text:s text:c="4"/>O</text:p>
      </style:header>
      <style:footer>
        <table:table table:name="Table1" table:style-name="Table1">
          <table:table-column table:style-name="Table1.A" table:number-columns-repeated="3"/>
          <table:table-row>
            <table:table-cell table:style-name="Table1.A1" office:value-type="string">
              <text:p text:style-name="MP2"><text:date style:data-style-name="N37" text:date-value="2019-10-16T11:48:20.003129197" text:fixed="true">10/16/19</text:date></text:p>
            </table:table-cell>
            <table:table-cell table:style-name="Table1.A1" office:value-type="string">
              <text:p text:style-name="MP3">www.omslo.com</text:p>
            </table:table-cell>
            <table:table-cell table:style-name="Table1.A1" office:value-type="string">
              <text:p text:style-name="MP4"><text:page-number text:select-page="current">6</text:page-number><text:s/><text:span text:style-name="MT1">of </text:span><text:page-count>6</text:page-count></text:p>
            </table:table-cell>
          </table:table-row>
        </table:table>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6T11:48:21.177266000</meta:creation-date>
    <meta:editing-duration>PT6H1S</meta:editing-duration>
    <meta:editing-cycles>10</meta:editing-cycles>
    <meta:generator>LibreOffice/5.4.0.3$MacOSX_X86_64 LibreOffice_project/7556cbc6811c9d992f4064ab9287069087d7f62c</meta:generator>
    <dc:title>omslo write</dc:title>
    <dc:date>2019-10-21T17:23:31.067530000</dc:date>
    <meta:document-statistic meta:table-count="2" meta:image-count="0" meta:object-count="0" meta:page-count="6" meta:paragraph-count="140" meta:word-count="823" meta:character-count="4717" meta:non-whitespace-character-count="4000"/>
    <meta:template xlink:type="simple" xlink:actuate="onRequest" xlink:title="omslo write" xlink:href="../../../../../../Library/Application%20Support/LibreOffice/4/user/template/omslo/omslo%20write.ott" meta:date="2019-10-16T11:48:19.988870000"/>
  </office:meta>
</office:document-meta>
</file>